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deebf7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be5d6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e2f0d9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variant="normal" fo:text-transform="none" fo:color="#53813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8.032cm" svg:x="9.464cm" svg:y="2.87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g draw:name="Google Shape;67;p14">
              <draw:custom-shape draw:name="Google Shape;68;p14" draw:style-name="gr1" draw:text-style-name="P1" draw:layer="layout" svg:width="4.748cm" svg:height="4.337cm" svg:x="4.362cm" svg:y="2.903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3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3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4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5" draw:text-style-name="P6" draw:layer="layout" svg:width="2.476cm" svg:height="1.032cm" svg:x="7.785cm" svg:y="2.372cm">
                <text:p text:style-name="P3"><text:span text:style-name="T1">Gateway-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3;p14" draw:style-name="gr6" draw:text-style-name="P1" draw:layer="layout" svg:width="2.152cm" svg:height="0.617cm" svg:x="4.392cm" svg:y="4.047cm">
                <text:p text:style-name="P7"><text:span text:style-name="T2">10.1.0.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6" draw:text-style-name="P1" draw:layer="layout" svg:width="2.152cm" svg:height="0.617cm" svg:x="4.392cm" svg:y="6.535cm">
                <text:p text:style-name="P7"><text:span text:style-name="T2">10.1.0.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6" draw:text-style-name="P1" draw:layer="layout" svg:width="2.476cm" svg:height="0.617cm" svg:x="6.72cm" svg:y="5.287cm">
                <text:p text:style-name="P7"><text:span text:style-name="T2">10.1.0.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6" draw:text-style-name="P1" draw:layer="layout" svg:width="2.152cm" svg:height="0.617cm" svg:x="7.313cm" svg:y="3.349cm">
                <text:p text:style-name="P7"><text:span text:style-name="T2">10.1.0.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6" draw:text-style-name="P1" draw:layer="layout" svg:width="3.392cm" svg:height="0.737cm" svg:x="4.098cm" svg:y="2.254cm">
                <text:p text:style-name="P7"><text:span text:style-name="T3">10.1.0.0/1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1" draw:text-style-name="P1" draw:layer="layout" svg:width="4.367cm" svg:height="4.221cm" svg:x="19.426cm" svg:y="6.154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3" draw:text-style-name="P4" draw:layer="layout" svg:width="2.654cm" svg:height="1.032cm" svg:x="21.176cm" svg:y="7.054cm">
                <text:p text:style-name="P3"><text:span text:style-name="T1">Server-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3" draw:text-style-name="P4" draw:layer="layout" svg:width="2.654cm" svg:height="1.032cm" svg:x="21.176cm" svg:y="8.654cm">
                <text:p text:style-name="P3"><text:span text:style-name="T1">Server-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5" draw:text-style-name="P6" draw:layer="layout" svg:width="2.332cm" svg:height="1.032cm" svg:x="17.957cm" svg:y="5.651cm">
                <text:p text:style-name="P3"><text:span text:style-name="T1">Gateway-S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3;p14" draw:style-name="gr6" draw:text-style-name="P1" draw:layer="layout" svg:width="3.014cm" svg:height="0.619cm" svg:x="20.897cm" svg:y="8.108cm">
                <text:p text:style-name="P7"><text:span text:style-name="T2">172.48.48.5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6" draw:text-style-name="P1" draw:layer="layout" svg:width="3.014cm" svg:height="0.619cm" svg:x="19.308cm" svg:y="6.685cm">
                <text:p text:style-name="P7"><text:span text:style-name="T2">172.48.48.4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6" draw:text-style-name="P1" draw:layer="layout" svg:width="3.283cm" svg:height="0.735cm" svg:x="21.023cm" svg:y="9.698cm">
                <text:p text:style-name="P7"><text:span text:style-name="T2">172.48.48.5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6" draw:text-style-name="P1" draw:layer="layout" svg:width="4.067cm" svg:height="0.824cm" svg:x="20.01cm" svg:y="5.533cm">
                <text:p text:style-name="P8"><text:span text:style-name="T3">172.48.48.0/28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7" draw:text-style-name="P9" draw:layer="layout" svg:width="2.332cm" svg:height="1.032cm" svg:x="12.425cm" svg:y="5.651cm">
              <text:p text:style-name="P3"><text:span text:style-name="T1">Rout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89;p14" draw:style-name="gr2" draw:text-style-name="P2" draw:layer="layout" svg:width="3.749cm" svg:height="2.643cm" draw:transform="rotate (-3.14159265358979) translate (13.662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90;p14" draw:style-name="gr6" draw:text-style-name="P1" draw:layer="layout" svg:width="2.863cm" svg:height="0.619cm" svg:x="10.357cm" svg:y="8.747cm">
              <text:p text:style-name="P7"><text:span text:style-name="T2">172.17.17.17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6" draw:text-style-name="P1" draw:layer="layout" svg:width="2.863cm" svg:height="0.617cm" svg:x="10.556cm" svg:y="2.758cm">
              <text:p text:style-name="P7"><text:span text:style-name="T2">172.16.16.16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6" draw:text-style-name="P1" draw:layer="layout" svg:width="2.861cm" svg:height="0.617cm" svg:x="10.353cm" svg:y="5.058cm">
              <text:p text:style-name="P7"><text:span text:style-name="T4">172.16.16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6" draw:text-style-name="P1" draw:layer="layout" svg:width="2.67cm" svg:height="0.617cm" svg:x="10.55cm" svg:y="6.533cm">
              <text:p text:style-name="P7"><text:span text:style-name="T4">172.17.18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6" draw:text-style-name="P1" draw:layer="layout" svg:width="2.861cm" svg:height="0.619cm" svg:x="14.582cm" svg:y="6.241cm">
              <text:p text:style-name="P7"><text:span text:style-name="T4">172.30.3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6" draw:text-style-name="P1" draw:layer="layout" svg:width="2.864cm" svg:height="0.587cm" svg:x="15.24cm" svg:y="5.573cm">
              <text:p text:style-name="P7"><text:span text:style-name="T2">172.30.30.3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" draw:text-style-name="P1" draw:layer="layout" svg:width="4.75cm" svg:height="4.337cm" svg:x="4.332cm" svg:y="9.283cm">
                <text:p text:style-name="P7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3" draw:text-style-name="P4" draw:layer="layout" svg:width="2.861cm" svg:height="1.032cm" svg:x="4.304cm" svg:y="9.509cm">
                <text:p text:style-name="P3"><text:span text:style-name="T1">Client-A1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3" draw:text-style-name="P4" draw:layer="layout" svg:width="2.864cm" svg:height="1.032cm" svg:x="4.302cm" svg:y="11.966cm">
                <text:p text:style-name="P3"><text:span text:style-name="T1">Client-A2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4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5" draw:text-style-name="P6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102;p14" draw:style-name="gr6" draw:text-style-name="P1" draw:layer="layout" svg:width="2.152cm" svg:height="0.619cm" svg:x="4.362cm" svg:y="10.36cm">
                <text:p text:style-name="P7"><text:span text:style-name="T2">10.1.0.2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6" draw:text-style-name="P1" draw:layer="layout" svg:width="2.152cm" svg:height="0.619cm" svg:x="4.362cm" svg:y="12.913cm">
                <text:p text:style-name="P7"><text:span text:style-name="T2">10.1.0.3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6" draw:text-style-name="P1" draw:layer="layout" svg:width="2.476cm" svg:height="0.619cm" svg:x="6.782cm" svg:y="11.643cm">
                <text:p text:style-name="P7"><text:span text:style-name="T2">10.1.0.99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6" draw:text-style-name="P1" draw:layer="layout" svg:width="2.152cm" svg:height="0.619cm" svg:x="7.313cm" svg:y="9.767cm">
                <text:p text:style-name="P7"><text:span text:style-name="T2">10.1.0.1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6" draw:text-style-name="P1" draw:layer="layout" svg:width="3.392cm" svg:height="0.739cm" svg:x="4.068cm" svg:y="8.634cm">
                <text:p text:style-name="P7"><text:span text:style-name="T3">10.1.0.0/16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6" draw:text-style-name="P1" draw:layer="layout" svg:width="2.508cm" svg:height="0.619cm" svg:x="4.139cm" svg:y="8.154cm">
          <text:p text:style-name="P7"><text:span text:style-name="T5">Sit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6" draw:text-style-name="P1" draw:layer="layout" svg:width="2.508cm" svg:height="0.619cm" svg:x="4.139cm" svg:y="1.801cm">
          <text:p text:style-name="P7"><text:span text:style-name="T5">Sit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6" draw:text-style-name="P1" draw:layer="layout" svg:width="2.508cm" svg:height="0.619cm" svg:x="21.782cm" svg:y="5.031cm">
          <text:p text:style-name="P7"><text:span text:style-name="T5">Cloud 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6" draw:text-style-name="P1" draw:layer="layout" svg:width="4.406cm" svg:height="0.619cm" svg:x="13.965cm" svg:y="2.254cm">
          <text:p text:style-name="P7"><text:span text:style-name="T5">Public 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6" draw:text-style-name="P1" draw:layer="layout" svg:width="8.732cm" svg:height="1.234cm" svg:x="10.063cm" svg:y="12.439cm">
          <text:p text:style-name="P7"><text:span text:style-name="T3">192.168.0.0/16 is the Vagrant ssh network and should be ignore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6" draw:text-style-name="P1" draw:layer="layout" svg:width="2.67cm" svg:height="1.234cm" svg:x="14.522cm" svg:y="3.606cm">
          <text:p text:style-name="P7"><text:span text:style-name="T5">Other</text:span><text:span text:style-name="T5"><text:line-break/></text:span><text:span text:style-name="T5">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6" draw:text-style-name="P1" draw:layer="layout" svg:width="6.519cm" svg:height="1.557cm" svg:x="10.049cm" svg:y="11.092cm">
          <text:p text:style-name="P7"><text:span text:style-name="T3">172.16.0.0/12 represent routable IP address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0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8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